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9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ize(MB)</text:p>
          </table:table-cell>
          <table:table-cell office:value-type="string" calcext:value-type="string">
            <text:p>Size(min)</text:p>
          </table:table-cell>
          <table:table-cell office:value-type="string" calcext:value-type="string">
            <text:p>TimeFrame(min)</text:p>
          </table:table-cell>
          <table:table-cell office:value-type="string" calcext:value-type="string">
            <text:p>EigValCov(mili)</text:p>
          </table:table-cell>
          <table:table-cell office:value-type="string" calcext:value-type="string">
            <text:p>EigValCor(mili)</text:p>
          </table:table-cell>
          <table:table-cell office:value-type="string" calcext:value-type="string">
            <text:p>EdcCov</text:p>
          </table:table-cell>
          <table:table-cell office:value-type="string" calcext:value-type="string">
            <text:p>EdcCor</text:p>
          </table:table-cell>
        </table:table-row>
        <table:table-row table:style-name="ro1">
          <table:table-cell office:value-type="string" calcext:value-type="string">
            <text:p>week04/06_friday/outside.tcpdump</text:p>
          </table:table-cell>
          <table:table-cell office:value-type="float" office:value="79.9" calcext:value-type="float">
            <text:p>79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03/06_friday/outside.tcpdump</text:p>
          </table:table-cell>
          <table:table-cell office:value-type="float" office:value="172.2" calcext:value-type="float">
            <text:p>172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05/03_tuesday/outside.tcpdump</text:p>
          </table:table-cell>
          <table:table-cell office:value-type="float" office:value="336.3" calcext:value-type="float">
            <text:p>336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04/03_tuesday/outside.tcpdump</text:p>
          </table:table-cell>
          <table:table-cell office:value-type="float" office:value="508.5" calcext:value-type="float">
            <text:p>508.5</text:p>
          </table:table-cell>
          <table:table-cell table:formula="of:=22*60" office:value-type="float" office:value="1320" calcext:value-type="float">
            <text:p>132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ek04/03_tuesday/outside.tcpdump</text:p>
          </table:table-cell>
          <table:table-cell office:value-type="float" office:value="508.5" calcext:value-type="float">
            <text:p>508.5</text:p>
          </table:table-cell>
          <table:table-cell table:formula="of:=22*60" office:value-type="float" office:value="1320" calcext:value-type="float">
            <text:p>132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ek04/03_tuesday/outside.tcpdump</text:p>
          </table:table-cell>
          <table:table-cell office:value-type="float" office:value="508.5" calcext:value-type="float">
            <text:p>508.5</text:p>
          </table:table-cell>
          <table:table-cell table:formula="of:=66*20"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ek04/03_tuesday/outside.tcpdump</text:p>
          </table:table-cell>
          <table:table-cell office:value-type="float" office:value="508.5" calcext:value-type="float">
            <text:p>508.5</text:p>
          </table:table-cell>
          <table:table-cell table:formula="of:=66*20" office:value-type="float" office:value="1320" calcext:value-type="float">
            <text:p>132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ek05/05_thursday/outside.tcpdump</text:p>
          </table:table-cell>
          <table:table-cell table:formula="of:=2.1*1024" office:value-type="float" office:value="2150.4" calcext:value-type="float">
            <text:p>2150.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09:03:43.616012572</meta:creation-date>
    <dc:date>2016-10-28T09:19:01.900049484</dc:date>
    <meta:editing-duration>PT5M17S</meta:editing-duration>
    <meta:editing-cycles>3</meta:editing-cycles>
    <meta:generator>LibreOffice/4.2.8.2$Linux_X86_64 LibreOffice_project/420m0$Build-2</meta:generator>
    <meta:document-statistic meta:table-count="1" meta:cell-count="48" meta:object-count="0"/>
  </office:meta>
</office:document-meta>
</file>